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228in"/>
    </style:style>
    <style:style style:name="co2" style:family="table-column">
      <style:table-column-properties fo:break-before="auto" style:column-width="0.1909in"/>
    </style:style>
    <style:style style:name="co3" style:family="table-column">
      <style:table-column-properties fo:break-before="auto" style:column-width="0.1854in"/>
    </style:style>
    <style:style style:name="co4" style:family="table-column">
      <style:table-column-properties fo:break-before="auto" style:column-width="0.15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198in"/>
    </style:style>
    <style:style style:name="co7" style:family="table-column">
      <style:table-column-properties fo:break-before="auto" style:column-width="0.1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fo:color="#ff0000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  <style:text-properties fo:color="#468a1a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666666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ackground-color="#666666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666666" fo:border-left="0.06pt solid #000000" fo:border-right="none" fo:border-top="none"/>
    </style:style>
    <style:style style:name="ce14" style:family="table-cell" style:parent-style-name="Default">
      <style:table-cell-properties fo:border-bottom="none" fo:background-color="#666666" fo:border-left="none" fo:border-right="none" fo:border-top="0.06pt solid #000000"/>
    </style:style>
    <style:style style:name="ce15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in"/>
      <style:map style:condition="cell-content()=&quot;F&quot;" style:apply-style-name="Good" style:base-cell-address="Sheet1.Y7"/>
    </style:style>
    <style:style style:name="ce17" style:family="table-cell" style:parent-style-name="Default">
      <style:table-cell-properties fo:background-color="#666666"/>
    </style:style>
    <style:style style:name="ce1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in"/>
      <style:map style:condition="cell-content()=&quot;E&quot;" style:apply-style-name="Good" style:base-cell-address="Sheet1.Y12"/>
    </style:style>
    <style:style style:name="ce19" style:family="table-cell" style:parent-style-name="Default">
      <style:table-cell-properties fo:border-bottom="0.06pt solid #000000" fo:background-color="#666666" fo:border-left="none" fo:border-right="none" fo:border-top="none"/>
    </style:style>
    <style:style style:name="ce2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in"/>
      <style:map style:condition="cell-content()=&quot;A&quot;" style:apply-style-name="Good" style:base-cell-address="Sheet1.Z6"/>
    </style:style>
    <style:style style:name="ce2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in"/>
      <style:map style:condition="cell-content()=&quot;G&quot;" style:apply-style-name="Good" style:base-cell-address="Sheet1.Z11"/>
    </style:style>
    <style:style style:name="ce2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in"/>
      <style:map style:condition="cell-content()=&quot;D&quot;" style:apply-style-name="Good" style:base-cell-address="Sheet1.Z16"/>
    </style:style>
    <style:style style:name="ce2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in"/>
      <style:map style:condition="cell-content()=&quot;B&quot;" style:apply-style-name="Good" style:base-cell-address="Sheet1.AA7"/>
    </style:style>
    <style:style style:name="ce2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in"/>
      <style:map style:condition="cell-content()=&quot;C&quot;" style:apply-style-name="Good" style:base-cell-address="Sheet1.AA12"/>
    </style:style>
    <style:style style:name="ce25" style:family="table-cell" style:parent-style-name="Default">
      <style:table-cell-properties fo:border-bottom="none" fo:background-color="#666666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ackground-color="#666666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ackground-color="#666666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number-columns-repeated="11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8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Input Binary</text:p>
          </table:table-cell>
          <table:covered-table-cell table:number-columns-repeated="3"/>
          <table:table-cell table:style-name="ce7" office:value-type="string" calcext:value-type="string" table:number-columns-spanned="7" table:number-rows-spanned="1">
            <text:p>Input 7 SD</text:p>
          </table:table-cell>
          <table:covered-table-cell table:number-columns-repeated="6" table:style-name="Default"/>
          <table:table-cell table:style-name="ce9" table:number-columns-repeated="4"/>
          <table:table-cell table:number-columns-repeated="1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i3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i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number-columns-repeated="1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1"/>
          <table:table-cell table:style-name="ce11"/>
          <table:table-cell table:style-name="ce14" table:number-columns-repeated="3"/>
          <table:table-cell table:style-name="ce2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/>
          <table:table-cell table:style-name="ce12"/>
          <table:table-cell table:style-name="ce15"/>
          <table:table-cell table:style-name="ce20" table:formula="of:=IF([.$P$10]=1;&quot;A&quot;;&quot;A'&quot;)" office:value-type="string" office:string-value="A" calcext:value-type="string">
            <text:p>A</text:p>
          </table:table-cell>
          <table:table-cell table:style-name="ce15"/>
          <table:table-cell table:style-name="ce2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/>
          <table:table-cell table:style-name="ce12"/>
          <table:table-cell table:style-name="ce16" table:formula="of:=IF([.$U$10]=1;&quot;F&quot;;&quot;F'&quot;)" office:value-type="string" office:string-value="F" calcext:value-type="string" table:number-columns-spanned="1" table:number-rows-spanned="4">
            <text:p>F</text:p>
          </table:table-cell>
          <table:table-cell table:style-name="ce15"/>
          <table:table-cell table:style-name="ce23" table:formula="of:=IF([.$Q$10]=1;&quot;B&quot;;&quot;B'&quot;)" office:value-type="string" office:string-value="B'" calcext:value-type="string" table:number-columns-spanned="1" table:number-rows-spanned="4">
            <text:p>B'</text:p>
          </table:table-cell>
          <table:table-cell table:style-name="ce2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/>
          <table:table-cell table:style-name="ce12"/>
          <table:covered-table-cell table:style-name="ce4"/>
          <table:table-cell table:style-name="ce15"/>
          <table:covered-table-cell table:style-name="ce4"/>
          <table:table-cell table:style-name="ce2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  <table:table-cell table:style-name="ce12"/>
          <table:covered-table-cell table:style-name="ce4"/>
          <table:table-cell table:style-name="ce15"/>
          <table:covered-table-cell table:style-name="ce4"/>
          <table:table-cell table:style-name="ce2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2"/>
          <table:covered-table-cell table:style-name="ce4"/>
          <table:table-cell table:style-name="ce15"/>
          <table:covered-table-cell table:style-name="ce4"/>
          <table:table-cell table:style-name="ce2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1"/>
          <table:table-cell table:style-name="ce12"/>
          <table:table-cell table:style-name="ce17"/>
          <table:table-cell table:style-name="ce21" table:formula="of:=IF([.$V$10]=1;&quot;G&quot;;&quot;G'&quot;)" office:value-type="string" office:string-value="G" calcext:value-type="string">
            <text:p>G</text:p>
          </table:table-cell>
          <table:table-cell table:style-name="ce17"/>
          <table:table-cell table:style-name="ce2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11"/>
          <table:table-cell table:style-name="ce12"/>
          <table:table-cell table:style-name="ce18" table:formula="of:=IF([.$T$10]=1;&quot;E&quot;;&quot;E'&quot;)" office:value-type="string" office:string-value="E'" calcext:value-type="string" table:number-columns-spanned="1" table:number-rows-spanned="4">
            <text:p>E'</text:p>
          </table:table-cell>
          <table:table-cell table:style-name="ce15"/>
          <table:table-cell table:style-name="ce24" table:formula="of:=IF([.$R$10]=1;&quot;C&quot;;&quot;C'&quot;)" office:value-type="string" office:string-value="C" calcext:value-type="string" table:number-columns-spanned="1" table:number-rows-spanned="4">
            <text:p>C</text:p>
          </table:table-cell>
          <table:table-cell table:style-name="ce2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/>
          <table:table-cell table:style-name="ce12"/>
          <table:covered-table-cell table:style-name="ce4"/>
          <table:table-cell table:style-name="ce15"/>
          <table:covered-table-cell table:style-name="ce4"/>
          <table:table-cell table:style-name="ce26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1"/>
          <table:table-cell table:style-name="ce12"/>
          <table:covered-table-cell table:style-name="ce4"/>
          <table:table-cell table:style-name="ce15"/>
          <table:covered-table-cell table:style-name="ce4"/>
          <table:table-cell table:style-name="ce26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11"/>
          <table:table-cell table:style-name="ce12"/>
          <table:covered-table-cell table:style-name="ce4"/>
          <table:table-cell table:style-name="ce17"/>
          <table:covered-table-cell table:style-name="ce4"/>
          <table:table-cell table:style-name="ce26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1"/>
          <table:table-cell table:style-name="ce12"/>
          <table:table-cell table:style-name="ce17"/>
          <table:table-cell table:style-name="ce22" table:formula="of:=IF([.$S$10]=1;&quot;D&quot;;&quot;D'&quot;)" office:value-type="string" office:string-value="D" calcext:value-type="string">
            <text:p>D</text:p>
          </table:table-cell>
          <table:table-cell table:style-name="ce17"/>
          <table:table-cell table:style-name="ce26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/>
          <table:table-cell table:style-name="ce13"/>
          <table:table-cell table:style-name="ce19" table:number-columns-repeated="3"/>
          <table:table-cell table:style-name="ce27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style-name="ce4" office:value-type="string" calcext:value-type="string" table:number-columns-spanned="15" table:number-rows-spanned="1">
            <text:p>a= i3’i1 + i3’i2i0 + i2i1 + i2’i0’ + i3i0’ + i3i2’i1’</text:p>
          </table:table-cell>
          <table:covered-table-cell table:style-name="ce6"/>
          <table:covered-table-cell table:number-columns-repeated="13"/>
          <table:table-cell table:number-columns-repeated="13"/>
        </table:table-row>
        <table:table-row table:style-name="ro1">
          <table:table-cell table:style-name="ce4" office:value-type="string" calcext:value-type="string" table:number-columns-spanned="15" table:number-rows-spanned="1">
            <text:p>b= i3’i1’i0’ + i2’i0’ + i3’i2’ + i3’i1i0 + i3i1’i0</text:p>
          </table:table-cell>
          <table:covered-table-cell table:number-columns-repeated="14"/>
          <table:table-cell table:number-columns-repeated="13"/>
        </table:table-row>
        <table:table-row table:style-name="ro1">
          <table:table-cell table:style-name="ce4" office:value-type="string" calcext:value-type="string" table:number-columns-spanned="15" table:number-rows-spanned="1">
            <text:p>c=i3’i1’ + i3’i0 + i3’i2 + i1’i0 + i3i2’</text:p>
          </table:table-cell>
          <table:covered-table-cell table:number-columns-repeated="14"/>
          <table:table-cell table:number-columns-repeated="13"/>
        </table:table-row>
        <table:table-row table:style-name="ro1">
          <table:table-cell table:style-name="ce4" office:value-type="string" calcext:value-type="string" table:number-columns-spanned="15" table:number-rows-spanned="1">
            <text:p>d=i3’i2’i0’ + i3i1’ + i2i1’i0 + i2’i1i0 + i2i1i0’</text:p>
          </table:table-cell>
          <table:covered-table-cell table:number-columns-repeated="14"/>
          <table:table-cell table:number-columns-repeated="13"/>
        </table:table-row>
        <table:table-row table:style-name="ro1">
          <table:table-cell table:style-name="ce4" office:value-type="string" calcext:value-type="string" table:number-columns-spanned="15" table:number-rows-spanned="1">
            <text:p>e= i2’i0’ + i3i2 + i3i1 + i1i0’</text:p>
          </table:table-cell>
          <table:covered-table-cell table:number-columns-repeated="14"/>
          <table:table-cell table:number-columns-repeated="13"/>
        </table:table-row>
        <table:table-row table:style-name="ro1">
          <table:table-cell table:style-name="ce4" office:value-type="string" calcext:value-type="string" table:number-columns-spanned="15" table:number-rows-spanned="1">
            <text:p>f= i1’i0’ + i2i0’ + i3’i2i1’ + i3i2’ + i3i1</text:p>
          </table:table-cell>
          <table:covered-table-cell table:number-columns-repeated="14"/>
          <table:table-cell table:number-columns-repeated="13"/>
        </table:table-row>
        <table:table-row table:style-name="ro1">
          <table:table-cell table:style-name="ce4" office:value-type="string" calcext:value-type="string" table:number-columns-spanned="15" table:number-rows-spanned="1">
            <text:p>g= i3’i2i1’ + i3i2’ + i3i0 + i2’i1 + i1i0’</text:p>
          </table:table-cell>
          <table:covered-table-cell table:number-columns-repeated="14"/>
          <table:table-cell table:number-columns-repeated="13"/>
        </table:table-row>
        <table:table-row table:style-name="ro1" table:number-rows-repeated="1048547">
          <table:table-cell table:number-columns-repeated="28"/>
        </table:table-row>
        <table:table-row table:style-name="ro1">
          <table:table-cell table:number-columns-repeated="28"/>
        </table:table-row>
        <calcext:conditional-formats>
          <calcext:conditional-format calcext:target-range-address="Sheet1.Z11:Sheet1.Z11">
            <calcext:condition calcext:apply-style-name="Good" calcext:value="=&quot;G&quot;" calcext:base-cell-address="Sheet1.Z11"/>
          </calcext:conditional-format>
          <calcext:conditional-format calcext:target-range-address="Sheet1.Z6:Sheet1.Z6">
            <calcext:condition calcext:apply-style-name="Good" calcext:value="=&quot;A&quot;" calcext:base-cell-address="Sheet1.Z6"/>
          </calcext:conditional-format>
          <calcext:conditional-format calcext:target-range-address="Sheet1.AA7:Sheet1.AA7">
            <calcext:condition calcext:apply-style-name="Good" calcext:value="=&quot;B&quot;" calcext:base-cell-address="Sheet1.AA7"/>
          </calcext:conditional-format>
          <calcext:conditional-format calcext:target-range-address="Sheet1.Y7:Sheet1.Y7">
            <calcext:condition calcext:apply-style-name="Good" calcext:value="=&quot;F&quot;" calcext:base-cell-address="Sheet1.Y7"/>
          </calcext:conditional-format>
          <calcext:conditional-format calcext:target-range-address="Sheet1.Y12:Sheet1.Y12">
            <calcext:condition calcext:apply-style-name="Good" calcext:value="=&quot;E&quot;" calcext:base-cell-address="Sheet1.Y12"/>
          </calcext:conditional-format>
          <calcext:conditional-format calcext:target-range-address="Sheet1.Z16:Sheet1.Z16">
            <calcext:condition calcext:apply-style-name="Good" calcext:value="=&quot;D&quot;" calcext:base-cell-address="Sheet1.Z16"/>
          </calcext:conditional-format>
          <calcext:conditional-format calcext:target-range-address="Sheet1.AA12:Sheet1.AA12">
            <calcext:condition calcext:apply-style-name="Good" calcext:value="=&quot;C&quot;" calcext:base-cell-address="Sheet1.AA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16T17:30:00.472698265</meta:creation-date>
    <dc:date>2020-09-16T20:38:24.970278218</dc:date>
    <meta:editing-duration>PT1H7M16S</meta:editing-duration>
    <meta:editing-cycles>12</meta:editing-cycles>
    <meta:generator>LibreOffice/7.0.0.3$Linux_X86_64 LibreOffice_project/8061b3e9204bef6b321a21033174034a5e2ea88e</meta:generator>
    <meta:document-statistic meta:table-count="1" meta:cell-count="235" meta:object-count="0"/>
  </office:meta>
</office:document-meta>
</file>